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 3" manifest:media-type="application/vnd.sun.star.oleobject"/>
  <manifest:file-entry manifest:full-path="content.xml" manifest:media-type="text/xml"/>
  <manifest:file-entry manifest:full-path="Object 2" manifest:media-type="application/vnd.sun.star.oleobjec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visible-area-left="0cm" draw:visible-area-top="0cm" draw:visible-area-width="15.24cm" draw:visible-area-height="3.981cm" draw:ole-draw-aspect="1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159cm" svg:height="2.618cm" svg:x="8.92cm" svg:y="5.5cm">
          <draw:object-ole draw:class-id="73FDDC80-AEA9-101A-98a7-00aa00374959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0.159cm" svg:height="2.618cm" svg:x="8.92cm" svg:y="5.5cm">
          <draw:object-ole draw:class-id="73FDDC80-AEA9-101A-98a7-00aa00374959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0.159cm" svg:height="2.618cm" svg:x="8.92cm" svg:y="5.5cm">
          <draw:object-ole draw:class-id="73FDDC80-AEA9-101A-98a7-00aa00374959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06T12:25:06.260175100</meta:creation-date>
    <dc:date>2026-01-06T12:29:04.711814100</dc:date>
    <meta:editing-duration>PT3M59S</meta:editing-duration>
    <meta:editing-cycles>1</meta:editing-cycles>
    <meta:document-statistic meta:object-count="30"/>
    <meta:generator>LibreOffice/25.8.0.4$Windows_X86_64 LibreOffice_project/48f00303701489684e67c38c28aff00cd5929e67</meta:generator>
  </office:meta>
</office:document-meta>
</file>